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7494" officeooo:paragraph-rsid="00137494"/>
    </style:style>
    <style:style style:name="T1" style:family="text">
      <style:text-properties officeooo:rsid="001558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{<text:span text:style-name="T1">TEXTBLOCK</text:span>}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12:09:27.922530392</meta:creation-date>
    <dc:date>2025-04-21T09:58:37.490842945</dc:date>
    <meta:editing-duration>PT1M26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" meta:word-count="1" meta:character-count="13" meta:non-whitespace-character-count="13"/>
  </office:meta>
</office:document-meta>
</file>